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3.3125in"/>
    </style:style>
    <style:style style:name="Table1.B" style:family="table-column">
      <style:table-column-properties style:column-width="3.385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6eb96" officeooo:paragraph-rsid="0016eb96"/>
    </style:style>
    <style:style style:name="P2" style:family="paragraph" style:parent-style-name="Table_20_Contents">
      <style:text-properties officeooo:paragraph-rsid="00197bda"/>
    </style:style>
    <style:style style:name="P3" style:family="paragraph" style:parent-style-name="Text_20_body">
      <style:text-properties officeooo:rsid="0017fb50" officeooo:paragraph-rsid="0017fb50"/>
    </style:style>
    <style:style style:name="T1" style:family="text">
      <style:text-properties officeooo:rsid="0017fb50"/>
    </style:style>
    <style:style style:name="T2" style:family="text">
      <style:text-properties officeooo:rsid="001961cb"/>
    </style:style>
    <style:style style:name="T3" style:family="text">
      <style:text-properties officeooo:rsid="00197bda"/>
    </style:style>
    <style:style style:name="T4" style:family="text">
      <style:text-properties officeooo:rsid="001d1ac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O SÁNH MERGR <text:span text:style-name="T4">VÀ</text:span> REBASE <text:s/></text:p>
      <text:p text:style-name="Text_20_body"/>
      <table:table table:name="Table1" table:style-name="Table1">
        <table:table-column table:style-name="Table1.A"/>
        <table:table-column table:style-name="Table1.B"/>
        <table:table-row>
          <table:table-cell table:style-name="Table1.A1" office:value-type="string">
            <text:p text:style-name="P1">Merge</text:p>
          </table:table-cell>
          <table:table-cell table:style-name="Table1.B1" office:value-type="string">
            <text:p text:style-name="P1">Rebase</text:p>
          </table:table-cell>
        </table:table-row>
        <table:table-row>
          <table:table-cell table:style-name="Table1.A2" office:value-type="string">
            <text:p text:style-name="Table_20_Contents"><text:span text:style-name="T1">- Khi</text:span> tích hợp một nhánh tính năng vào nhánh master <text:span text:style-name="T1">bằng merging </text:span>, chúng ta sẽ tạo ra 1 commit mới là kết hợp của <text:span text:style-name="T2">nhánh master và nhánh tính năng</text:span></text:p>
            <text:p text:style-name="Table_20_Contents">- merge là cách có thể tích hợp với master với rất nhiều nhánh trong 1 lần . Tuy nhiên trường hợp tích hợp bằng merge thì những commit của branch sẽ hoàn toàn không được lưu lại.</text:p>
          </table:table-cell>
          <table:table-cell table:style-name="Table1.B2" office:value-type="string">
            <text:p text:style-name="P2"><text:span text:style-name="T2">- Khi dung git rebase để </text:span>gắn <text:span text:style-name="T2">một</text:span> nhánh tính năng vào nhánh gốc, nó sẽ copy tất cả các <text:span text:style-name="T3">that đổi</text:span> từ nhánh tính năng đặt lên đầu của master . Có thể hiểu là nó lấy tất cả các commit từ lúc chúng ta tách nhánh tính năng từ master rồi đem từng commit đó đặt lên master theo đúng thứ tự </text:p>
            <text:p text:style-name="P2">- kết quả thu được là một đường thẳng dài <text:s/>chứa <text:span text:style-name="T3">tất cả các thay đổi </text:span>và không chứa nhánh khác.Nhờ có nó, mà việc hiểu được lịch sử của các commit dễ dàng hơn</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8T14:04:22.097130269</meta:creation-date>
    <dc:date>2020-07-08T16:13:56.457401635</dc:date>
    <meta:editing-duration>PT4M47S</meta:editing-duration>
    <meta:editing-cycles>3</meta:editing-cycles>
    <meta:generator>LibreOffice/6.4.3.2$Linux_X86_64 LibreOffice_project/40$Build-2</meta:generator>
    <meta:document-statistic meta:table-count="1" meta:image-count="0" meta:object-count="0" meta:page-count="1" meta:paragraph-count="7" meta:word-count="176" meta:character-count="796" meta:non-whitespace-character-count="623"/>
  </office:meta>
</office:document-meta>
</file>